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left="2in">
        <style:tab-stops/>
      </style:paragraph-properties>
    </style:style>
    <style:style style:name="P2" style:parent-style-name="Normal" style:family="paragraph">
      <style:paragraph-properties fo:margin-left="1.5in" fo:text-indent="0.5in">
        <style:tab-stops/>
      </style:paragraph-properties>
    </style:style>
    <style:style style:name="P3" style:parent-style-name="Normal" style:family="paragraph">
      <style:paragraph-properties fo:margin-left="1.5in" fo:text-indent="0.5in">
        <style:tab-stops/>
      </style:paragraph-properties>
    </style:style>
    <style:style style:name="P4" style:parent-style-name="Normal" style:family="paragraph">
      <style:paragraph-properties fo:margin-left="1.5in" fo:text-indent="0.5in">
        <style:tab-stops/>
      </style:paragraph-properties>
    </style:style>
    <style:style style:name="P5" style:parent-style-name="Normal" style:family="paragraph">
      <style:paragraph-properties fo:margin-left="1.5in" fo:text-indent="0.5in">
        <style:tab-stops/>
      </style:paragraph-properties>
    </style:style>
    <style:style style:name="P6" style:parent-style-name="Normal" style:family="paragraph">
      <style:paragraph-properties fo:margin-left="1.5in" fo:text-indent="0.5in">
        <style:tab-stops/>
      </style:paragraph-properties>
    </style:style>
    <style:style style:name="P7" style:parent-style-name="Normal" style:family="paragraph">
      <style:paragraph-properties fo:margin-left="1.5in" fo:text-indent="0.5in">
        <style:tab-stops/>
      </style:paragraph-properties>
    </style:style>
    <style:style style:name="P8" style:parent-style-name="Normal" style:family="paragraph">
      <style:paragraph-properties fo:margin-left="1in" fo:text-indent="0.5in">
        <style:tab-stops/>
      </style:paragraph-properties>
    </style:style>
    <style:style style:name="P9" style:parent-style-name="Normal" style:family="paragraph">
      <style:paragraph-properties fo:margin-left="1.5in" fo:text-indent="0.5in">
        <style:tab-stops/>
      </style:paragraph-properties>
    </style:style>
  </office:automatic-styles>
  <office:body>
    <office:text text:use-soft-page-breaks="true">
      <text:p text:style-name="P1">Assignment<text:s/>8-<text:s/>21/05/20</text:p>
      <text:p text:style-name="Normal">Q:- Develop a mini project – Library Management System as per the following instructions, using collections and Sterilization/Deserialization:</text:p>
      <text:p text:style-name="P2">(LmsApp.java)-UI package</text:p>
      <text:p text:style-name="Normal">package com.dxc.lms.ui;</text:p>
      <text:p text:style-name="Normal"/>
      <text:p text:style-name="Normal">import<text:s/>java.time.LocalDate;</text:p>
      <text:p text:style-name="Normal">import java.time.format.DateTimeFormatter;</text:p>
      <text:p text:style-name="Normal">import java.util.List;</text:p>
      <text:p text:style-name="Normal">import java.util.Scanner;</text:p>
      <text:p text:style-name="Normal"/>
      <text:p text:style-name="Normal">import com.dxc.lms.exception.BookException;</text:p>
      <text:p text:style-name="Normal">import com.dxc.lms.model.Book;</text:p>
      <text:p text:style-name="Normal">import com.dxc.lms.service.BookService;</text:p>
      <text:p text:style-name="Normal">import com.dxc.lms.service.BookServiceImpl;</text:p>
      <text:p text:style-name="Normal"/>
      <text:p text:style-name="Normal">public class LmsApp {</text:p>
      <text:p text:style-name="Normal"/>
      <text:p text:style-name="Normal"><text:tab/>private static Scanner kbScanner; //keyboard scanner</text:p>
      <text:p text:style-name="Normal"><text:tab/>private static BookService bookService;</text:p>
      <text:p text:style-name="Normal"><text:tab/>private static final String DATE_FORMAT = "dd-MM-yyyy";</text:p>
      <text:p text:style-name="Normal"/>
      <text:p text:style-name="Normal"><text:tab/>private static void doAddBooks() {</text:p>
      <text:p text:style-name="Normal"><text:tab/><text:tab/>Book book = new<text:s/>Book();</text:p>
      <text:p text:style-name="Normal"><text:tab/><text:tab/>System.out.print("Bcode&gt;&gt; ");</text:p>
      <text:p text:style-name="Normal"><text:tab/><text:tab/>while (!kbScanner.hasNextInt()) {</text:p>
      <text:p text:style-name="Normal"><text:tab/><text:tab/><text:tab/>System.out.println("A non-fractional number expected!");</text:p>
      <text:p text:style-name="Normal"><text:tab/><text:tab/><text:tab/>System.out.print("Bcode&gt;&gt; ");</text:p>
      <text:p text:style-name="Normal"><text:tab/><text:tab/>}</text:p>
      <text:soft-page-break/>
      <text:p text:style-name="Normal"><text:tab/><text:tab/>book.setBcode(kbScanner.nextInt());</text:p>
      <text:p text:style-name="Normal"><text:tab/><text:tab/>System.out.print("Name&gt;&gt; ");</text:p>
      <text:p text:style-name="Normal"><text:tab/><text:tab/>book.setBname(kbScanner.next());</text:p>
      <text:p text:style-name="Normal"><text:tab/><text:tab/></text:p>
      <text:p text:style-name="Normal"><text:tab/><text:tab/>System.out.print("Price&gt;&gt; ");</text:p>
      <text:p text:style-name="Normal"><text:tab/><text:tab/>while (!kbScanner.hasNextDouble()) {</text:p>
      <text:p text:style-name="Normal"><text:tab/><text:tab/><text:tab/>System.out.println("A fractional number expected !");</text:p>
      <text:p text:style-name="Normal"><text:tab/><text:tab/><text:tab/>System.out.print("Price&gt;&gt; ");</text:p>
      <text:p text:style-name="Normal"><text:tab/><text:tab/>}</text:p>
      <text:p text:style-name="Normal"><text:tab/><text:tab/>book.setPrice(kbScanner.nextDouble());</text:p>
      <text:p text:style-name="Normal"><text:tab/><text:tab/>System.out.print("PackageDate(" + DATE_FORMAT + ")&gt;&gt; ");</text:p>
      <text:p text:style-name="Normal"><text:tab/><text:tab/>String pdStr = kbScanner.next();</text:p>
      <text:p text:style-name="Normal"><text:tab/><text:tab/>book.setPackageDate(LocalDate.parse(pdStr, DateTimeFormatter.ofPattern(DATE_FORMAT)));</text:p>
      <text:p text:style-name="Normal"/>
      <text:p text:style-name="Normal"><text:tab/><text:tab/>try {</text:p>
      <text:p text:style-name="Normal"><text:tab/><text:tab/><text:tab/>bookService.addBook(book);</text:p>
      <text:p text:style-name="Normal"><text:tab/><text:tab/><text:tab/>System.out.println("Book is Saved!");</text:p>
      <text:p text:style-name="Normal"><text:tab/><text:tab/>} catch (BookException e) {</text:p>
      <text:p text:style-name="Normal"><text:tab/><text:tab/><text:tab/>System.out.println(e.getMessage());</text:p>
      <text:p text:style-name="Normal"><text:tab/><text:tab/>}</text:p>
      <text:p text:style-name="Normal"><text:tab/>}</text:p>
      <text:p text:style-name="Normal"/>
      <text:p text:style-name="Normal"><text:tab/>private static void doDisplayBooks() {</text:p>
      <text:p text:style-name="Normal"><text:tab/><text:tab/>try {</text:p>
      <text:p text:style-name="Normal"><text:tab/><text:tab/><text:tab/>List&lt;Book&gt; booksList = bookService.getAllBooks();</text:p>
      <text:p text:style-name="Normal"><text:tab/><text:tab/><text:tab/>if (booksList == null || booksList.size() == 0) {</text:p>
      <text:p text:style-name="Normal"><text:tab/><text:tab/><text:tab/><text:tab/>System.out.println("No Item Records Yet! Try adding few ");</text:p>
      <text:p text:style-name="Normal"><text:tab/><text:tab/><text:tab/>} else {</text:p>
      <text:soft-page-break/>
      <text:p text:style-name="Normal"><text:tab/><text:tab/><text:tab/><text:tab/>DateTimeFormatter dtf = DateTimeFormatter.ofPattern(DATE_FORMAT);</text:p>
      <text:p text:style-name="Normal"><text:tab/><text:tab/><text:tab/><text:tab/>System.out.println("BCODE\tName\tPrice\tPackageDate");</text:p>
      <text:p text:style-name="Normal"><text:tab/><text:tab/><text:tab/><text:tab/>System.out.println("==================================================");</text:p>
      <text:p text:style-name="Normal"><text:tab/><text:tab/><text:tab/><text:tab/>for (Book book : booksList) {</text:p>
      <text:p text:style-name="Normal"><text:tab/><text:tab/><text:tab/><text:tab/><text:tab/>System.out.println(book.getBcode() + "\t" + book.getBname() + "\t" + book.getPrice() + "\t"</text:p>
      <text:p text:style-name="Normal"><text:tab/><text:tab/><text:tab/><text:tab/><text:tab/><text:tab/><text:tab/>+ book.getPackageDate().format(dtf));</text:p>
      <text:p text:style-name="Normal"><text:tab/><text:tab/><text:tab/><text:tab/>}</text:p>
      <text:p text:style-name="Normal"><text:tab/><text:tab/><text:tab/>}</text:p>
      <text:p text:style-name="Normal"><text:tab/><text:tab/>} catch (BookException exp) {</text:p>
      <text:p text:style-name="Normal"><text:tab/><text:tab/><text:tab/>System.out.println(exp.getMessage());</text:p>
      <text:p text:style-name="Normal"><text:tab/><text:tab/>}</text:p>
      <text:p text:style-name="Normal"><text:tab/>}</text:p>
      <text:p text:style-name="Normal"/>
      <text:p text:style-name="Normal"><text:tab/>private static void doDeleteBook() {</text:p>
      <text:p text:style-name="Normal"/>
      <text:p text:style-name="Normal"><text:tab/><text:tab/>System.out.print("Bcode&gt;&gt; ");</text:p>
      <text:p text:style-name="Normal"><text:tab/><text:tab/>while (!kbScanner.hasNextInt()) {</text:p>
      <text:p text:style-name="Normal"><text:tab/><text:tab/><text:tab/>System.out.println("A non-fractional number expected!");</text:p>
      <text:p text:style-name="Normal"><text:tab/><text:tab/><text:tab/>System.out.print("Bcode&gt;&gt; ");</text:p>
      <text:p text:style-name="Normal"><text:tab/><text:tab/>}</text:p>
      <text:p text:style-name="Normal"><text:tab/><text:tab/>int bcode =<text:s/>kbScanner.nextInt();</text:p>
      <text:p text:style-name="Normal"><text:tab/><text:tab/>try {</text:p>
      <text:p text:style-name="Normal"><text:tab/><text:tab/><text:tab/>bookService.deleteBook(bcode);</text:p>
      <text:p text:style-name="Normal"><text:tab/><text:tab/><text:tab/>System.out.println("Book got deleted!");</text:p>
      <text:p text:style-name="Normal"><text:tab/><text:tab/>} catch (BookException e) {</text:p>
      <text:p text:style-name="Normal"><text:tab/><text:tab/><text:tab/>System.out.println(e.getMessage());</text:p>
      <text:p text:style-name="Normal"><text:tab/><text:tab/>}</text:p>
      <text:soft-page-break/>
      <text:p text:style-name="Normal"><text:tab/>}</text:p>
      <text:p text:style-name="Normal"/>
      <text:p text:style-name="Normal"><text:tab/>public static void main(String[] args) {</text:p>
      <text:p text:style-name="Normal"/>
      <text:p text:style-name="Normal"><text:tab/><text:tab/>kbScanner = new Scanner(System.in);</text:p>
      <text:p text:style-name="Normal"><text:tab/><text:tab/>try {</text:p>
      <text:p text:style-name="Normal"><text:tab/><text:tab/><text:tab/>bookService = new BookServiceImpl();</text:p>
      <text:p text:style-name="Normal"><text:tab/><text:tab/>} catch (BookException e) {</text:p>
      <text:p text:style-name="Normal"><text:tab/><text:tab/><text:tab/>System.out.println(e.getMessage());</text:p>
      <text:p text:style-name="Normal"><text:tab/><text:tab/>}</text:p>
      <text:p text:style-name="Normal"><text:tab/><text:tab/>Menu menu = null;</text:p>
      <text:p text:style-name="Normal"/>
      <text:p text:style-name="Normal"><text:tab/><text:tab/>while (menu != Menu.QUIT) {</text:p>
      <text:p text:style-name="Normal"><text:tab/><text:tab/><text:tab/>System.out.println("Choice\tMenu");</text:p>
      <text:p text:style-name="Normal"><text:tab/><text:tab/><text:tab/>for (Menu m : Menu.values()) {</text:p>
      <text:p text:style-name="Normal"><text:tab/><text:tab/><text:tab/><text:tab/>System.out.println((m.ordinal() + 1) + "\t" + m);</text:p>
      <text:p text:style-name="Normal"><text:tab/><text:tab/><text:tab/>}</text:p>
      <text:p text:style-name="Normal"><text:tab/><text:tab/><text:tab/>System.out.print("Choice&gt;&gt; ");</text:p>
      <text:p text:style-name="Normal"><text:tab/><text:tab/><text:tab/>int choice = kbScanner.nextInt();</text:p>
      <text:p text:style-name="Normal"><text:tab/><text:tab/><text:tab/>int ordinal = choice - 1;</text:p>
      <text:p text:style-name="Normal"/>
      <text:p text:style-name="Normal"/>
      <text:p text:style-name="Normal"/>
      <text:p text:style-name="Normal"><text:tab/><text:tab/><text:tab/>if (ordinal &gt;= 0 &amp;&amp; ordinal &lt; menu.values().length) {</text:p>
      <text:p text:style-name="Normal"><text:tab/><text:tab/><text:tab/><text:tab/>menu =<text:s/>Menu.values()[ordinal];</text:p>
      <text:p text:style-name="Normal"><text:tab/><text:tab/><text:tab/>} else {</text:p>
      <text:p text:style-name="Normal"><text:tab/><text:tab/><text:tab/><text:tab/>System.out.println("Invalid Choice");</text:p>
      <text:p text:style-name="Normal"><text:tab/><text:tab/><text:tab/><text:tab/>continue;</text:p>
      <text:p text:style-name="Normal"><text:tab/><text:tab/><text:tab/>}</text:p>
      <text:p text:style-name="Normal"/>
      <text:p text:style-name="Normal"/>
      <text:p text:style-name="Normal"/>
      <text:p text:style-name="Normal"><text:tab/><text:tab/><text:tab/>switch (menu) {</text:p>
      <text:p text:style-name="Normal"><text:tab/><text:tab/><text:tab/>case ADD:</text:p>
      <text:p text:style-name="Normal"><text:tab/><text:tab/><text:tab/><text:tab/>doAddBooks();</text:p>
      <text:p text:style-name="Normal"><text:tab/><text:tab/><text:tab/><text:tab/>break;</text:p>
      <text:p text:style-name="Normal"><text:tab/><text:tab/><text:tab/>case DELETE:</text:p>
      <text:p text:style-name="Normal"><text:tab/><text:tab/><text:tab/><text:tab/>doDeleteBook();</text:p>
      <text:p text:style-name="Normal"><text:tab/><text:tab/><text:tab/><text:tab/>break;</text:p>
      <text:p text:style-name="Normal"><text:tab/><text:tab/><text:tab/>case DISPLAY:</text:p>
      <text:p text:style-name="Normal"><text:tab/><text:tab/><text:tab/><text:tab/>doDisplayBooks();</text:p>
      <text:p text:style-name="Normal"><text:tab/><text:tab/><text:tab/><text:tab/>break;</text:p>
      <text:p text:style-name="Normal"><text:tab/><text:tab/><text:tab/>case QUIT:</text:p>
      <text:p text:style-name="Normal"><text:tab/><text:tab/><text:tab/><text:tab/>System.out.println("Application Closed");</text:p>
      <text:p text:style-name="Normal"><text:tab/><text:tab/><text:tab/><text:tab/>break;</text:p>
      <text:p text:style-name="Normal"><text:tab/><text:tab/><text:tab/>default:</text:p>
      <text:p text:style-name="Normal"><text:tab/><text:tab/><text:tab/><text:tab/>System.out.println("Invalid Chpice");</text:p>
      <text:p text:style-name="Normal"><text:tab/><text:tab/><text:tab/><text:tab/>break;</text:p>
      <text:p text:style-name="Normal"><text:tab/><text:tab/><text:tab/>}</text:p>
      <text:p text:style-name="Normal"><text:tab/><text:tab/>}</text:p>
      <text:p text:style-name="Normal"/>
      <text:p text:style-name="Normal"><text:tab/><text:tab/>kbScanner.close();</text:p>
      <text:p text:style-name="Normal"><text:tab/>}</text:p>
      <text:p text:style-name="Normal">}</text:p>
      <text:p text:style-name="Normal"/>
      <text:p text:style-name="Normal"/>
      <text:p text:style-name="Normal"/>
      <text:p text:style-name="Normal"/>
      <text:soft-page-break/>
      <text:p text:style-name="P3">(Menu.java)</text:p>
      <text:p text:style-name="Normal">package com.dxc.lms.ui;</text:p>
      <text:p text:style-name="Normal"/>
      <text:p text:style-name="Normal">public<text:s/>enum Menu {</text:p>
      <text:p text:style-name="Normal"/>
      <text:p text:style-name="Normal"><text:tab/>ADD,DISPLAY,DELETE,QUIT;</text:p>
      <text:p text:style-name="Normal">}</text:p>
      <text:p text:style-name="Normal"/>
      <text:p text:style-name="P4">(Book.java)-Model package</text:p>
      <text:p text:style-name="Normal"/>
      <text:p text:style-name="Normal">package com.dxc.lms.model;</text:p>
      <text:p text:style-name="Normal"/>
      <text:p text:style-name="Normal">import java.io.Serializable;</text:p>
      <text:p text:style-name="Normal">import java.time.LocalDate;</text:p>
      <text:p text:style-name="Normal"/>
      <text:p text:style-name="Normal">public class Book implements Serializable{</text:p>
      <text:p text:style-name="Normal"/>
      <text:p text:style-name="Normal"><text:tab/>private int bcode;</text:p>
      <text:p text:style-name="Normal"><text:tab/>private String bname;</text:p>
      <text:p text:style-name="Normal"><text:tab/>private double price;</text:p>
      <text:p text:style-name="Normal"><text:tab/>private LocalDate packageDate;</text:p>
      <text:p text:style-name="Normal"><text:tab/></text:p>
      <text:p text:style-name="Normal"><text:tab/>public Book() {</text:p>
      <text:p text:style-name="Normal"><text:tab/><text:tab/>//left unimplemented</text:p>
      <text:p text:style-name="Normal"><text:tab/>}</text:p>
      <text:p text:style-name="Normal"/>
      <text:p text:style-name="Normal"><text:tab/>public Book(int bcode, String bname, double price, LocalDate packageDate) {</text:p>
      <text:p text:style-name="Normal"><text:tab/><text:tab/>super();</text:p>
      <text:p text:style-name="Normal"><text:tab/><text:tab/>this.bcode = bcode;</text:p>
      <text:soft-page-break/>
      <text:p text:style-name="Normal"><text:tab/><text:tab/>this.bname = bname;</text:p>
      <text:p text:style-name="Normal"><text:tab/><text:tab/>this.price = price;</text:p>
      <text:p text:style-name="Normal"><text:tab/><text:tab/>this.packageDate = packageDate;</text:p>
      <text:p text:style-name="Normal"><text:tab/>}</text:p>
      <text:p text:style-name="Normal"/>
      <text:p text:style-name="Normal"><text:tab/>public int getBcode() {</text:p>
      <text:p text:style-name="Normal"><text:tab/><text:tab/>return bcode;</text:p>
      <text:p text:style-name="Normal"><text:tab/>}</text:p>
      <text:p text:style-name="Normal"/>
      <text:p text:style-name="Normal"><text:tab/>public void setBcode(int bcode) {</text:p>
      <text:p text:style-name="Normal"><text:tab/><text:tab/>this.bcode = bcode;</text:p>
      <text:p text:style-name="Normal"><text:tab/>}</text:p>
      <text:p text:style-name="Normal"/>
      <text:p text:style-name="Normal"><text:tab/>public String getBname() {</text:p>
      <text:p text:style-name="Normal"><text:tab/><text:tab/>return bname;</text:p>
      <text:p text:style-name="Normal"><text:tab/>}</text:p>
      <text:p text:style-name="Normal"/>
      <text:p text:style-name="Normal"><text:tab/>public void setBname(String bname) {</text:p>
      <text:p text:style-name="Normal"><text:tab/><text:tab/>this.bname = bname;</text:p>
      <text:p text:style-name="Normal"><text:tab/>}</text:p>
      <text:p text:style-name="Normal"/>
      <text:p text:style-name="Normal"><text:tab/>public double getPrice() {</text:p>
      <text:p text:style-name="Normal"><text:tab/><text:tab/>return price;</text:p>
      <text:p text:style-name="Normal"><text:tab/>}</text:p>
      <text:p text:style-name="Normal"/>
      <text:p text:style-name="Normal"><text:tab/>public void setPrice(double price) {</text:p>
      <text:p text:style-name="Normal"><text:tab/><text:tab/>this.price = price;</text:p>
      <text:p text:style-name="Normal"><text:tab/>}</text:p>
      <text:p text:style-name="Normal"/>
      <text:soft-page-break/>
      <text:p text:style-name="Normal"><text:tab/>public LocalDate getPackageDate() {</text:p>
      <text:p text:style-name="Normal"><text:tab/><text:tab/>return packageDate;</text:p>
      <text:p text:style-name="Normal"><text:tab/>}</text:p>
      <text:p text:style-name="Normal"/>
      <text:p text:style-name="Normal"><text:tab/>public void setPackageDate(LocalDate packageDate) {</text:p>
      <text:p text:style-name="Normal"><text:tab/><text:tab/>this.packageDate = packageDate;</text:p>
      <text:p text:style-name="Normal"><text:tab/>}</text:p>
      <text:p text:style-name="Normal"/>
      <text:p text:style-name="Normal"><text:tab/>@Override</text:p>
      <text:p text:style-name="Normal"><text:tab/>public String toString() {</text:p>
      <text:p text:style-name="Normal"><text:tab/><text:tab/>return "Book [bcode=" + bcode + ", bname=" + bname + ", price=" + price + ", packageDate=" + packageDate + "]";</text:p>
      <text:p text:style-name="Normal"><text:tab/>}</text:p>
      <text:p text:style-name="Normal"><text:tab/></text:p>
      <text:p text:style-name="Normal"><text:tab/></text:p>
      <text:p text:style-name="Normal">}</text:p>
      <text:p text:style-name="Normal"/>
      <text:p text:style-name="P5">(BookException.java)- Exception package</text:p>
      <text:p text:style-name="Normal">package com.dxc.lms.exception;</text:p>
      <text:p text:style-name="Normal"/>
      <text:p text:style-name="Normal">public class<text:s/>BookException extends Exception{</text:p>
      <text:p text:style-name="Normal"/>
      <text:p text:style-name="Normal"><text:tab/>public BookException(String msg) {</text:p>
      <text:p text:style-name="Normal"><text:tab/><text:tab/>super(msg);</text:p>
      <text:p text:style-name="Normal"><text:tab/>}</text:p>
      <text:p text:style-name="Normal">}</text:p>
      <text:p text:style-name="Normal"/>
      <text:p text:style-name="Normal"/>
      <text:p text:style-name="Normal"/>
      <text:soft-page-break/>
      <text:p text:style-name="P6">(BookDAO)-DAO Package</text:p>
      <text:p text:style-name="Normal"/>
      <text:p text:style-name="Normal">package com.dxc.lms.dao;</text:p>
      <text:p text:style-name="Normal"/>
      <text:p text:style-name="Normal">import java.util.List;</text:p>
      <text:p text:style-name="Normal"/>
      <text:p text:style-name="Normal">import com.dxc.lms.exception.BookException;</text:p>
      <text:p text:style-name="Normal">import<text:s/>com.dxc.lms.model.Book;</text:p>
      <text:p text:style-name="Normal"/>
      <text:p text:style-name="Normal">public interface BookDAO {</text:p>
      <text:p text:style-name="Normal"/>
      <text:p text:style-name="Normal"><text:tab/>void addBook(Book book) throws BookException;</text:p>
      <text:p text:style-name="Normal"><text:tab/>void deleteBook(int bcode) throws BookException;</text:p>
      <text:p text:style-name="Normal"><text:tab/>List&lt;Book&gt; getAllBooks() throws BookException;</text:p>
      <text:p text:style-name="Normal"><text:tab/>Book getBookByBcode(int bcode) throws BookException;</text:p>
      <text:p text:style-name="Normal">}</text:p>
      <text:p text:style-name="Normal"/>
      <text:p text:style-name="P7">(BookDAOImpl.java)</text:p>
      <text:p text:style-name="Normal"/>
      <text:p text:style-name="Normal">package com.dxc.lms.dao;</text:p>
      <text:p text:style-name="Normal"/>
      <text:p text:style-name="Normal">import java.sql.Connection;</text:p>
      <text:p text:style-name="Normal">import java.sql.Date;</text:p>
      <text:p text:style-name="Normal">import java.sql.DriverManager;</text:p>
      <text:p text:style-name="Normal">import java.sql.PreparedStatement;</text:p>
      <text:p text:style-name="Normal">import java.sql.ResultSet;</text:p>
      <text:p text:style-name="Normal">import java.sql.SQLException;</text:p>
      <text:p text:style-name="Normal">import<text:s/>java.util.ArrayList;</text:p>
      <text:p text:style-name="Normal">import java.util.List;</text:p>
      <text:p text:style-name="Normal"/>
      <text:p text:style-name="Normal">import com.dxc.lms.exception.BookException;</text:p>
      <text:p text:style-name="Normal">import com.dxc.lms.model.Book;</text:p>
      <text:p text:style-name="Normal"/>
      <text:p text:style-name="Normal">public class BookDAOImpl implements BookDAO {</text:p>
      <text:p text:style-name="Normal"/>
      <text:p text:style-name="Normal"><text:tab/>static {</text:p>
      <text:p text:style-name="Normal"><text:tab/><text:tab/>try {</text:p>
      <text:p text:style-name="Normal"><text:tab/><text:tab/><text:tab/>Class.forName("com.mysql.jdbc.Driver");</text:p>
      <text:p text:style-name="Normal"><text:tab/><text:tab/>} catch (ClassNotFoundException e) {</text:p>
      <text:p text:style-name="Normal"><text:tab/><text:tab/><text:tab/>System.out.println(e.getMessage());</text:p>
      <text:p text:style-name="Normal"><text:tab/><text:tab/><text:tab/>System.exit(0);</text:p>
      <text:p text:style-name="Normal"><text:tab/><text:tab/>}</text:p>
      <text:p text:style-name="Normal"><text:tab/>}</text:p>
      <text:p text:style-name="Normal"><text:tab/></text:p>
      <text:p text:style-name="Normal"><text:tab/>private static final String dbUrl = "jdbc:mysql://localhost:3306/dxcbatch";</text:p>
      <text:p text:style-name="Normal"><text:tab/>private static final String dbUnm = "root";</text:p>
      <text:p text:style-name="Normal"><text:tab/>private static final String dbPwd = "root";</text:p>
      <text:p text:style-name="Normal"><text:tab/></text:p>
      <text:p text:style-name="Normal"><text:tab/>private<text:s/>static final String INS_BOOK_QRY=</text:p>
      <text:p text:style-name="Normal"><text:tab/><text:tab/><text:tab/>"INSERT INTO books(bcode,bname,price,pdate) VALUES(?,?,?,?)";</text:p>
      <text:p text:style-name="Normal"><text:tab/>private static final String DEL_BOOK_QRY=</text:p>
      <text:p text:style-name="Normal"><text:tab/><text:tab/><text:tab/>"DELETE FROM books WHERE bcode=?";</text:p>
      <text:p text:style-name="Normal"><text:tab/>private static final String SEL_ALL_BOOKS_QRY=</text:p>
      <text:p text:style-name="Normal"><text:tab/><text:tab/><text:tab/>"SELECT<text:s/>bcode,bname,price,pdate FROM books";</text:p>
      <text:p text:style-name="Normal"><text:tab/>private static final String SEL_BOOK_BY_BCODE_QRY=</text:p>
      <text:p text:style-name="Normal"><text:tab/><text:tab/><text:tab/>"SELECT bcode,bname,price,pdate FROM books WHERE bcode=?";</text:p>
      <text:p text:style-name="Normal"><text:tab/></text:p>
      <text:p text:style-name="Normal"><text:tab/>@Override</text:p>
      <text:soft-page-break/>
      <text:p text:style-name="Normal"><text:tab/>public void addBook(Book book) throws BookException {</text:p>
      <text:p text:style-name="Normal"><text:tab/><text:tab/></text:p>
      <text:p text:style-name="Normal"><text:tab/><text:tab/>if(book!=null) {</text:p>
      <text:p text:style-name="Normal"><text:tab/><text:tab/><text:tab/>try(Connection con = DriverManager.getConnection(dbUrl,dbUnm,dbPwd)){</text:p>
      <text:p text:style-name="Normal"><text:tab/><text:tab/><text:tab/><text:tab/>PreparedStatement binsert = con.prepareStatement(INS_BOOK_QRY);</text:p>
      <text:p text:style-name="Normal"/>
      <text:p text:style-name="Normal"><text:tab/><text:tab/><text:tab/><text:tab/>binsert.setInt(1,book.getBcode());</text:p>
      <text:p text:style-name="Normal"><text:tab/><text:tab/><text:tab/><text:tab/>binsert.setString(2, book.getBname());</text:p>
      <text:p text:style-name="Normal"><text:tab/><text:tab/><text:tab/><text:tab/>binsert.setDouble(3, book.getPrice());</text:p>
      <text:p text:style-name="Normal"><text:tab/><text:tab/><text:tab/><text:tab/>binsert.setDate(4, Date.valueOf(book.getPackageDate())); //java.time.LoclaDate into java.sql.Date</text:p>
      <text:p text:style-name="Normal"/>
      <text:p text:style-name="Normal"><text:tab/><text:tab/><text:tab/><text:tab/>binsert.executeUpdate();</text:p>
      <text:p text:style-name="Normal"><text:tab/><text:tab/><text:tab/>}catch(SQLException exp) {</text:p>
      <text:p text:style-name="Normal"><text:tab/><text:tab/><text:tab/><text:tab/>throw new BookException("Sorry! Add Book Operation Failed!");<text:s/></text:p>
      <text:p text:style-name="Normal"><text:tab/><text:tab/><text:tab/>}</text:p>
      <text:p text:style-name="Normal"><text:tab/><text:tab/>}</text:p>
      <text:p text:style-name="Normal"/>
      <text:p text:style-name="Normal"><text:tab/>}</text:p>
      <text:p text:style-name="Normal"/>
      <text:p text:style-name="Normal"><text:tab/>@Override</text:p>
      <text:p text:style-name="Normal"><text:tab/>public void deleteBook(int bcode) throws BookException {</text:p>
      <text:p text:style-name="Normal"><text:tab/><text:tab/></text:p>
      <text:p text:style-name="Normal"><text:tab/><text:tab/>try(Connection con = DriverManager.getConnection(dbUrl,dbUnm,dbPwd)){</text:p>
      <text:p text:style-name="Normal"><text:tab/><text:tab/><text:tab/>PreparedStatement bdelete = con.prepareStatement(DEL_BOOK_QRY);</text:p>
      <text:p text:style-name="Normal"/>
      <text:p text:style-name="Normal"><text:tab/><text:tab/><text:tab/>bdelete.setInt(1,bcode);</text:p>
      <text:p text:style-name="Normal"/>
      <text:p text:style-name="Normal"><text:tab/><text:tab/><text:tab/>bdelete.executeUpdate();</text:p>
      <text:soft-page-break/>
      <text:p text:style-name="Normal"><text:tab/><text:tab/>}catch(SQLException exp) {</text:p>
      <text:p text:style-name="Normal"><text:tab/><text:tab/><text:tab/>throw new BookException("Sorry! Delete Book Operation Failed!");<text:s/></text:p>
      <text:p text:style-name="Normal"><text:tab/><text:tab/>}</text:p>
      <text:p text:style-name="Normal"/>
      <text:p text:style-name="Normal"><text:tab/>}</text:p>
      <text:p text:style-name="Normal"/>
      <text:p text:style-name="Normal"><text:tab/>@Override</text:p>
      <text:p text:style-name="Normal"><text:tab/>public List&lt;Book&gt; getAllBooks() throws BookException {</text:p>
      <text:p text:style-name="Normal"><text:tab/><text:tab/></text:p>
      <text:p text:style-name="Normal"><text:tab/><text:tab/>List&lt;Book&gt; books =new ArrayList&lt;Book&gt;();</text:p>
      <text:p text:style-name="Normal"/>
      <text:p text:style-name="Normal"><text:tab/><text:tab/>try(Connection con = DriverManager.getConnection(dbUrl,dbUnm,dbPwd)){</text:p>
      <text:p text:style-name="Normal"><text:tab/><text:tab/><text:tab/>PreparedStatement bselect = con.prepareStatement(SEL_ALL_BOOKS_QRY);</text:p>
      <text:p text:style-name="Normal"/>
      <text:p text:style-name="Normal"><text:tab/><text:tab/><text:tab/>ResultSet rs = bselect.executeQuery();</text:p>
      <text:p text:style-name="Normal"/>
      <text:p text:style-name="Normal"><text:tab/><text:tab/><text:tab/>while(rs.next()) {</text:p>
      <text:p text:style-name="Normal"><text:tab/><text:tab/><text:tab/><text:tab/>Book book = new Book();</text:p>
      <text:p text:style-name="Normal"/>
      <text:p text:style-name="Normal"><text:tab/><text:tab/><text:tab/><text:tab/>book.setBcode(rs.getInt(1));</text:p>
      <text:p text:style-name="Normal"><text:tab/><text:tab/><text:tab/><text:tab/>book.setBname(rs.getString(2));</text:p>
      <text:p text:style-name="Normal"><text:tab/><text:tab/><text:tab/><text:tab/>book.setPrice(rs.getDouble(3));</text:p>
      <text:p text:style-name="Normal"><text:tab/><text:tab/><text:tab/><text:tab/>book.setPackageDate(rs.getDate(4).toLocalDate());</text:p>
      <text:p text:style-name="Normal"/>
      <text:p text:style-name="Normal"><text:tab/><text:tab/><text:tab/><text:tab/>books.add(book);</text:p>
      <text:p text:style-name="Normal"><text:tab/><text:tab/><text:tab/>}</text:p>
      <text:p text:style-name="Normal"/>
      <text:p text:style-name="Normal"><text:tab/><text:tab/>}catch(SQLException exp) {</text:p>
      <text:p text:style-name="Normal"><text:tab/><text:tab/><text:tab/>throw new<text:s/>BookException("Sorry! Could Not Retrive Data!");<text:s/></text:p>
      <text:soft-page-break/>
      <text:p text:style-name="Normal"><text:tab/><text:tab/>}</text:p>
      <text:p text:style-name="Normal"/>
      <text:p text:style-name="Normal"><text:tab/><text:tab/>return books;</text:p>
      <text:p text:style-name="Normal"><text:tab/>}</text:p>
      <text:p text:style-name="Normal"/>
      <text:p text:style-name="Normal"><text:tab/>@Override</text:p>
      <text:p text:style-name="Normal"><text:tab/>public Book getBookByBcode(int bcode) throws BookException {</text:p>
      <text:p text:style-name="Normal"><text:tab/><text:tab/></text:p>
      <text:p text:style-name="Normal"><text:tab/><text:tab/>Book book =null;</text:p>
      <text:p text:style-name="Normal"/>
      <text:p text:style-name="Normal"><text:tab/><text:tab/>try(Connection con = DriverManager.getConnection(dbUrl,dbUnm,dbPwd)){</text:p>
      <text:p text:style-name="Normal"><text:tab/><text:tab/><text:tab/>PreparedStatement bselect = con.prepareStatement(SEL_BOOK_BY_BCODE_QRY);</text:p>
      <text:p text:style-name="Normal"/>
      <text:p text:style-name="Normal"><text:tab/><text:tab/><text:tab/>bselect.setInt(1,bcode);</text:p>
      <text:p text:style-name="Normal"/>
      <text:p text:style-name="Normal"><text:tab/><text:tab/><text:tab/>ResultSet rs = bselect.executeQuery();</text:p>
      <text:p text:style-name="Normal"/>
      <text:p text:style-name="Normal"><text:tab/><text:tab/><text:tab/>if(rs.next()) {</text:p>
      <text:p text:style-name="Normal"><text:tab/><text:tab/><text:tab/><text:tab/>book = new Book();</text:p>
      <text:p text:style-name="Normal"><text:tab/><text:tab/><text:tab/><text:tab/>book.setBcode(rs.getInt(1));</text:p>
      <text:p text:style-name="Normal"><text:tab/><text:tab/><text:tab/><text:tab/>book.setBname(rs.getString(2));</text:p>
      <text:p text:style-name="Normal"><text:tab/><text:tab/><text:tab/><text:tab/>book.setPrice(rs.getDouble(3));</text:p>
      <text:p text:style-name="Normal"><text:tab/><text:tab/><text:tab/><text:tab/>book.setPackageDate(rs.getDate(4).toLocalDate());</text:p>
      <text:p text:style-name="Normal"><text:tab/><text:tab/><text:tab/>}</text:p>
      <text:p text:style-name="Normal"/>
      <text:p text:style-name="Normal"><text:tab/><text:tab/>}catch(SQLException exp) {</text:p>
      <text:p text:style-name="Normal"><text:tab/><text:tab/><text:tab/>throw new BookException("Sorry! Could Not Retrive Data!");<text:s/></text:p>
      <text:p text:style-name="Normal"><text:tab/><text:tab/>}</text:p>
      <text:p text:style-name="Normal"/>
      <text:p text:style-name="Normal"><text:tab/><text:tab/>return book;</text:p>
      <text:p text:style-name="Normal"><text:tab/>}</text:p>
      <text:p text:style-name="Normal"/>
      <text:p text:style-name="Normal">}</text:p>
      <text:p text:style-name="Normal"/>
      <text:p text:style-name="P8">(BookService.java)-Service package</text:p>
      <text:p text:style-name="Normal">package com.dxc.lms.service;</text:p>
      <text:p text:style-name="Normal"/>
      <text:p text:style-name="Normal">import java.util.List;</text:p>
      <text:p text:style-name="Normal"/>
      <text:p text:style-name="Normal">import com.dxc.lms.exception.BookException;</text:p>
      <text:p text:style-name="Normal">import com.dxc.lms.model.Book;</text:p>
      <text:p text:style-name="Normal"/>
      <text:p text:style-name="Normal">public interface BookService {</text:p>
      <text:p text:style-name="Normal"/>
      <text:p text:style-name="Normal"><text:tab/>void addBook(Book book) throws BookException;</text:p>
      <text:p text:style-name="Normal"><text:tab/>void deleteBook(int bcode) throws BookException;</text:p>
      <text:p text:style-name="Normal"><text:tab/>List&lt;Book&gt; getAllBooks() throws BookException;</text:p>
      <text:p text:style-name="Normal"><text:tab/>Book getBookByBcode(int bcode) throws BookException;</text:p>
      <text:p text:style-name="Normal">}</text:p>
      <text:p text:style-name="Normal"/>
      <text:p text:style-name="P9">(BookServiceImpl)</text:p>
      <text:p text:style-name="Normal">package com.dxc.lms.service;</text:p>
      <text:p text:style-name="Normal"/>
      <text:p text:style-name="Normal">import java.time.LocalDate;</text:p>
      <text:p text:style-name="Normal">import<text:s/>java.util.ArrayList;</text:p>
      <text:p text:style-name="Normal">import java.util.List;</text:p>
      <text:p text:style-name="Normal"/>
      <text:soft-page-break/>
      <text:p text:style-name="Normal">import com.dxc.lms.dao.BookDAO;</text:p>
      <text:p text:style-name="Normal">import com.dxc.lms.dao.BookDAOImpl;</text:p>
      <text:p text:style-name="Normal">import com.dxc.lms.exception.BookException;</text:p>
      <text:p text:style-name="Normal">import com.dxc.lms.model.Book;</text:p>
      <text:p text:style-name="Normal"/>
      <text:p text:style-name="Normal">public class BookServiceImpl implements BookService {</text:p>
      <text:p text:style-name="Normal"/>
      <text:p text:style-name="Normal"><text:tab/>private BookDAO bookDAO;</text:p>
      <text:p text:style-name="Normal"/>
      <text:p text:style-name="Normal"><text:tab/>public BookServiceImpl() throws BookException{</text:p>
      <text:p text:style-name="Normal"><text:tab/><text:tab/>this.bookDAO = new BookDAOImpl();</text:p>
      <text:p text:style-name="Normal"><text:tab/>}</text:p>
      <text:p text:style-name="Normal"/>
      <text:p text:style-name="Normal"><text:tab/>private boolean isValidBcode(int bcode) throws BookException{</text:p>
      <text:p text:style-name="Normal"/>
      <text:p text:style-name="Normal"><text:tab/><text:tab/>return bcode &gt; 0 &amp;&amp; (bookDAO.getBookByBcode(bcode)==null);</text:p>
      <text:p text:style-name="Normal"><text:tab/>}</text:p>
      <text:p text:style-name="Normal"/>
      <text:p text:style-name="Normal"><text:tab/>private boolean isValidBname(String bname) throws BookException{</text:p>
      <text:p text:style-name="Normal"/>
      <text:p text:style-name="Normal"><text:tab/><text:tab/>return bname!=null &amp;&amp; bname.length()&gt;5 &amp;&amp; bname.length()&lt;20;</text:p>
      <text:p text:style-name="Normal"><text:tab/>}</text:p>
      <text:p text:style-name="Normal"/>
      <text:p text:style-name="Normal"><text:tab/>private boolean isValidPrice(double price) {</text:p>
      <text:p text:style-name="Normal"/>
      <text:p text:style-name="Normal"><text:tab/><text:tab/>return price&gt;0;</text:p>
      <text:p text:style-name="Normal"><text:tab/>}</text:p>
      <text:p text:style-name="Normal"/>
      <text:p text:style-name="Normal"><text:tab/>private boolean isValidPackageDate(LocalDate packageDate) {</text:p>
      <text:soft-page-break/>
      <text:p text:style-name="Normal"><text:tab/><text:tab/>LocalDate today = LocalDate.now();</text:p>
      <text:p text:style-name="Normal"><text:tab/><text:tab/>return !packageDate.isAfter(today);</text:p>
      <text:p text:style-name="Normal"><text:tab/>}</text:p>
      <text:p text:style-name="Normal"/>
      <text:p text:style-name="Normal"><text:tab/>private boolean isValidBook(Book book) throws BookException {</text:p>
      <text:p text:style-name="Normal"/>
      <text:p text:style-name="Normal"><text:tab/><text:tab/>boolean isValid=true;</text:p>
      <text:p text:style-name="Normal"/>
      <text:p text:style-name="Normal"><text:tab/><text:tab/>if(book==null) {</text:p>
      <text:p text:style-name="Normal"><text:tab/><text:tab/><text:tab/>isValid=false;</text:p>
      <text:p text:style-name="Normal"><text:tab/><text:tab/><text:tab/>throw new BookException("book can not null");</text:p>
      <text:p text:style-name="Normal"><text:tab/><text:tab/>}</text:p>
      <text:p text:style-name="Normal"/>
      <text:p text:style-name="Normal"><text:tab/><text:tab/>List&lt;String&gt; errMsgs = new ArrayList&lt;String&gt;();</text:p>
      <text:p text:style-name="Normal"/>
      <text:p text:style-name="Normal"><text:tab/><text:tab/>if(!isValidBcode(book.getBcode())){</text:p>
      <text:p text:style-name="Normal"><text:tab/><text:tab/><text:tab/>errMsgs.add("Err: Bcode can be zero or negative, Bcode can not be repetative.");</text:p>
      <text:p text:style-name="Normal"><text:tab/><text:tab/>}</text:p>
      <text:p text:style-name="Normal"><text:tab/><text:tab/>if(!isValidBname(book.getBname())){</text:p>
      <text:p text:style-name="Normal"><text:tab/><text:tab/><text:tab/>errMsgs.add("Err: Name can not be<text:s/>blank, and must be of 5 to 20 chars in length.");</text:p>
      <text:p text:style-name="Normal"><text:tab/><text:tab/>}</text:p>
      <text:p text:style-name="Normal"><text:tab/><text:tab/>if(!isValidPrice(book.getPrice())){</text:p>
      <text:p text:style-name="Normal"><text:tab/><text:tab/><text:tab/>errMsgs.add("Err: Price can be zero or negative.");</text:p>
      <text:p text:style-name="Normal"><text:tab/><text:tab/>}</text:p>
      <text:p text:style-name="Normal"><text:tab/><text:tab/>if(!isValidPackageDate(book.getPackageDate())) {</text:p>
      <text:p text:style-name="Normal"><text:tab/><text:tab/><text:tab/>errMsgs.add("Err: Package Date can not be a<text:s/>future date.");</text:p>
      <text:p text:style-name="Normal"><text:tab/><text:tab/>}</text:p>
      <text:p text:style-name="Normal"/>
      <text:soft-page-break/>
      <text:p text:style-name="Normal"><text:tab/><text:tab/>if(errMsgs.size()&gt;0) {</text:p>
      <text:p text:style-name="Normal"><text:tab/><text:tab/><text:tab/>isValid=false;</text:p>
      <text:p text:style-name="Normal"><text:tab/><text:tab/><text:tab/>throw new BookException(errMsgs.toString());</text:p>
      <text:p text:style-name="Normal"><text:tab/><text:tab/>}</text:p>
      <text:p text:style-name="Normal"/>
      <text:p text:style-name="Normal"><text:tab/><text:tab/>return isValid;</text:p>
      <text:p text:style-name="Normal"><text:tab/>}</text:p>
      <text:p text:style-name="Normal"/>
      <text:p text:style-name="Normal"><text:tab/>@Override</text:p>
      <text:p text:style-name="Normal"><text:tab/>public void addBook(Book book) throws BookException {</text:p>
      <text:p text:style-name="Normal"/>
      <text:p text:style-name="Normal"><text:tab/><text:tab/>if(isValidBook(book)) {</text:p>
      <text:p text:style-name="Normal"><text:tab/><text:tab/><text:tab/>bookDAO.addBook(book);</text:p>
      <text:p text:style-name="Normal"><text:tab/><text:tab/>}</text:p>
      <text:p text:style-name="Normal"><text:tab/>}</text:p>
      <text:p text:style-name="Normal"/>
      <text:p text:style-name="Normal"><text:tab/>@Override</text:p>
      <text:p text:style-name="Normal"><text:tab/>public void deleteBook(int bcode) throws BookException {</text:p>
      <text:p text:style-name="Normal"/>
      <text:p text:style-name="Normal"><text:tab/><text:tab/>bookDAO.deleteBook(bcode);</text:p>
      <text:p text:style-name="Normal"><text:tab/>}</text:p>
      <text:p text:style-name="Normal"/>
      <text:p text:style-name="Normal"><text:tab/>@Override</text:p>
      <text:p text:style-name="Normal"><text:tab/>public List&lt;Book&gt; getAllBooks() throws BookException {</text:p>
      <text:p text:style-name="Normal"/>
      <text:p text:style-name="Normal"><text:tab/><text:tab/>return bookDAO.getAllBooks();</text:p>
      <text:p text:style-name="Normal"><text:tab/>}</text:p>
      <text:p text:style-name="Normal"/>
      <text:p text:style-name="Normal"><text:tab/>@Override</text:p>
      <text:soft-page-break/>
      <text:p text:style-name="Normal"><text:tab/>public Book<text:s/>getBookByBcode(int bcode) throws BookException {</text:p>
      <text:p text:style-name="Normal"/>
      <text:p text:style-name="Normal"><text:tab/><text:tab/>return bookDAO.getBookByBcode(bcode);</text:p>
      <text:p text:style-name="Normal"><text:tab/>}</text:p>
      <text:p text:style-name="Normal"/>
      <text:p text:style-name="Normal">}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INGH, KIRTIVARDHAN</meta:initial-creator>
    <dc:creator>SINGH, KIRTIVARDHAN</dc:creator>
    <meta:creation-date>2020-05-25T13:13:00Z</meta:creation-date>
    <dc:date>2020-05-28T02:33:00Z</dc:date>
    <meta:template xlink:href="Normal.dotm" xlink:type="simple"/>
    <meta:editing-cycles>2</meta:editing-cycles>
    <meta:editing-duration>PT600S</meta:editing-duration>
    <meta:document-statistic meta:page-count="18" meta:paragraph-count="22" meta:word-count="1705" meta:character-count="11403" meta:row-count="81" meta:non-whitespace-character-count="9720"/>
  </office:meta>
</office:document-meta>
</file>